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805cm" fo:margin-left="0.064cm" fo:margin-right="0.134cm" table:align="margins"/>
    </style:style>
    <style:style style:name="Table1.A" style:family="table-column">
      <style:table-column-properties style:column-width="11.104cm" style:rel-column-width="40869*"/>
    </style:style>
    <style:style style:name="Table1.B" style:family="table-column">
      <style:table-column-properties style:column-width="6.701cm" style:rel-column-width="24666*"/>
    </style:style>
    <style:style style:name="Table1.1" style:family="table-row">
      <style:table-row-properties style:min-row-height="1.032cm"/>
    </style:style>
    <style:style style:name="Table1.A1" style:family="table-cell">
      <style:table-cell-properties fo:padding="0.097cm" fo:border="none"/>
    </style:style>
    <style:style style:name="tabRecapTmr" style:family="table">
      <style:table-properties style:width="18.002cm" table:align="margins"/>
    </style:style>
    <style:style style:name="tabRecapTmr.A" style:family="table-column">
      <style:table-column-properties style:column-width="1.429cm" style:rel-column-width="5202*"/>
    </style:style>
    <style:style style:name="tabRecapTmr.B" style:family="table-column">
      <style:table-column-properties style:column-width="10.478cm" style:rel-column-width="38143*"/>
    </style:style>
    <style:style style:name="tabRecapTmr.C" style:family="table-column">
      <style:table-column-properties style:column-width="1.291cm" style:rel-column-width="4699*"/>
    </style:style>
    <style:style style:name="tabRecapTmr.D" style:family="table-column">
      <style:table-column-properties style:column-width="2.379cm" style:rel-column-width="8663*"/>
    </style:style>
    <style:style style:name="tabRecapTmr.E" style:family="table-column">
      <style:table-column-properties style:column-width="2.425cm" style:rel-column-width="8828*"/>
    </style:style>
    <style:style style:name="tabRecapTmr.A1" style:family="table-cell">
      <style:table-cell-properties style:vertical-align="middle" fo:background-color="#e6e6e6" fo:padding="0.049cm" fo:border-left="0.002cm solid #000000" fo:border-right="none" fo:border-top="0.002cm solid #000000" fo:border-bottom="0.035cm solid #000000">
        <style:background-image/>
      </style:table-cell-properties>
    </style:style>
    <style:style style:name="tabRecapTmr.E1" style:family="table-cell">
      <style:table-cell-properties style:vertical-align="middle" fo:background-color="#e6e6e6" fo:padding="0.049cm" fo:border-left="0.002cm solid #000000" fo:border-right="0.002cm solid #000000" fo:border-top="0.002cm solid #000000" fo:border-bottom="0.035cm solid #000000">
        <style:background-image/>
      </style:table-cell-properties>
    </style:style>
    <style:style style:name="tabRecapTmr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RecapTmr.E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RecapTmr.A3" style:family="table-cell">
      <style:table-cell-properties style:vertical-align="middle" fo:padding="0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fo:color="#000000" style:font-name="Arial" fo:font-size="10pt" style:font-size-asian="10pt" style:font-size-complex="10pt"/>
    </style:style>
    <style:style style:name="P4" style:family="paragraph" style:parent-style-name="Standard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text-properties fo:color="#000000" style:font-name="Gill Sans MT_CCJU" fo:font-size="11pt" style:font-size-asian="10pt" style:font-size-complex="10pt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9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13" style:family="paragraph" style:parent-style-name="Standard" style:master-page-name="First_20_Page">
      <style:paragraph-properties fo:margin-top="0cm" fo:margin-bottom="0cm" style:page-number="auto"/>
      <style:text-properties style:font-name="Arial1" fo:font-size="10pt" style:font-size-asian="10pt" style:font-size-complex="10pt"/>
    </style:style>
    <style:style style:name="P14" style:family="paragraph" style:parent-style-name="Standard" style:master-page-name="secondePage">
      <style:paragraph-properties style:page-number="auto" fo:break-before="page"/>
      <style:text-properties style:font-name="Arial" fo:font-size="10pt" style:font-size-asian="10pt" style:font-size-complex="10pt"/>
    </style:style>
    <style:style style:name="T1" style:family="text">
      <style:text-properties fo:color="#000000" style:font-name="Arial" fo:language="fr" fo:country="F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name-asian="Courier New" style:font-size-asian="10pt" style:font-name-complex="Courier New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enTetesDecisionRFM_sansAdresse#%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%=titreConcerneCmsReference=%</text:p>
            <text:p text:style-name="P2">%=cmsReference=%</text:p>
          </table:table-cell>
          <table:table-cell table:style-name="Table1.A1" office:value-type="string">
            <text:p text:style-name="P2">%=ADRESSE_TMR=%</text:p>
          </table:table-cell>
        </table:table-row>
      </table:table>
      <text:p text:style-name="P2"/>
      <text:p text:style-name="P2"/>
      <text:p text:style-name="P1"><text:span text:style-name="T3">%=</text:span><text:span text:style-name="T4">DATE_ET_LIEU</text:span><text:span text:style-name="T3">=%</text:span></text:p>
      <text:p text:style-name="P5"/>
      <text:p text:style-name="P5"/>
      <text:p text:style-name="P4">%=titreDocumentRecapTmr=%</text:p>
      <text:p text:style-name="P3"/>
      <text:p text:style-name="P3"/>
      <text:p text:style-name="P3">%=libelleTableauRecap=%</text:p>
      <table:table table:name="tabRecapTmr" table:style-name="tabRecapTmr">
        <table:table-column table:style-name="tabRecapTmr.A"/>
        <table:table-column table:style-name="tabRecapTmr.B"/>
        <table:table-column table:style-name="tabRecapTmr.C"/>
        <table:table-column table:style-name="tabRecapTmr.D"/>
        <table:table-column table:style-name="tabRecapTmr.E"/>
        <table:table-row>
          <table:table-cell table:style-name="tabRecapTmr.A1" office:value-type="string">
            <text:p text:style-name="P11">%=titreNbCas=%</text:p>
          </table:table-cell>
          <table:table-cell table:style-name="tabRecapTmr.A1" office:value-type="string">
            <text:p text:style-name="P11">%=titreLibelleTraitement=%</text:p>
          </table:table-cell>
          <table:table-cell table:style-name="tabRecapTmr.A1" office:value-type="string">
            <text:p text:style-name="P11">%=titreCode=%</text:p>
          </table:table-cell>
          <table:table-cell table:style-name="tabRecapTmr.A1" office:value-type="string">
            <text:p text:style-name="P11">%=titreMontantRefuse=%</text:p>
          </table:table-cell>
          <table:table-cell table:style-name="tabRecapTmr.E1" office:value-type="string">
            <text:p text:style-name="P11">%=titreMontantPaye=%</text:p>
          </table:table-cell>
        </table:table-row>
        <table:table-row>
          <table:table-cell table:style-name="tabRecapTmr.A2" office:value-type="string">
            <text:p text:style-name="P7">%{ligneDetailRecapTmr}%%=nbCasRecap=%</text:p>
          </table:table-cell>
          <table:table-cell table:style-name="tabRecapTmr.A2" office:value-type="string">
            <text:p text:style-name="P6">%=libelleTraitementRecap=%</text:p>
          </table:table-cell>
          <table:table-cell table:style-name="tabRecapTmr.A2" office:value-type="string">
            <text:p text:style-name="P7">%=codeRecap=%</text:p>
          </table:table-cell>
          <table:table-cell table:style-name="tabRecapTmr.A2" office:value-type="string">
            <text:p text:style-name="P8">%=montantRefuseRecap=%</text:p>
          </table:table-cell>
          <table:table-cell table:style-name="tabRecapTmr.E2" office:value-type="string">
            <text:p text:style-name="P8">%=montantAccepteRecap=%</text:p>
          </table:table-cell>
        </table:table-row>
        <table:table-row>
          <table:table-cell table:style-name="tabRecapTmr.A3" office:value-type="string">
            <text:p text:style-name="P7">%{ligneTotalRecapTmr}%<text:span text:style-name="T2">%=nbCasTotalRecap=%</text:span></text:p>
          </table:table-cell>
          <table:table-cell table:style-name="tabRecapTmr.A3" office:value-type="string">
            <text:p text:style-name="P9">%=titreMontantTotalRecap=%</text:p>
          </table:table-cell>
          <table:table-cell table:style-name="tabRecapTmr.A3" office:value-type="string">
            <text:p text:style-name="P6"/>
          </table:table-cell>
          <table:table-cell table:style-name="tabRecapTmr.A3" office:value-type="string">
            <text:p text:style-name="P10">%=montantTotalRefusRecap=%</text:p>
          </table:table-cell>
          <table:table-cell table:style-name="tabRecapTmr.A3" office:value-type="string">
            <text:p text:style-name="P10">%=montantTotalAccepteRecap=%</text:p>
          </table:table-cell>
        </table:table-row>
      </table:table>
      <text:p text:style-name="P3"/>
      <text:p text:style-name="P3"/>
      <text:p text:style-name="P2">%=texteInfoCorrection=%</text:p>
      <text:p text:style-name="P2">%=texteInfoDepassementQd=%</text:p>
      <text:p text:style-name="P2"/>
      <text:p text:style-name="P2"/>
      <text:p text:style-name="P2"/>
      <text:p text:style-name="P2"><text:tab/><text:tab/><text:tab/><text:tab/><text:tab/><text:tab/><text:tab/><text:tab/>%#include signatureRFM#%</text:p>
      <text:p text:style-name="P2"/>
      <text:p text:style-name="P2"/>
      <text:p text:style-name="P2"/>
      <text:p text:style-name="P2"><text:span text:style-name="T1">%=pushToEnd()=%</text:span> </text:p>
      <text:p text:style-name="P2">%=titreAnnexe=%<text:tab/>%=texteAnnexeCasPaye=%</text:p>
      <text:p text:style-name="P2"><text:tab/><text:tab/>%=texteAnnexeCasRejete=%</text:p>
      <text:p text:style-name="P12">%#include recapTmrListeCasTraite#%</text:p>
      <text:p text:style-name="P14">%#include recapTmrListeCasRejet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Gill Sans MT_CCJU" svg:font-family="'Gill Sans MT_CCJU', sans-serif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style:register-true="true" fo:text-indent="0cm" style:auto-text-indent="false">
        <style:tab-stops>
          <style:tab-stop style:position="25.698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/>
    <style:master-page style:name="Endnote" style:page-layout-name="Mpm5"/>
    <style:master-page style:name="paysage" style:page-layout-name="Mpm6"/>
    <style:master-page style:name="secondePag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16T11:32:02</meta:creation-date>
    <dc:date>2020-07-17T10:54:58.29</dc:date>
    <meta:editing-cycles>64</meta:editing-cycles>
    <meta:editing-duration>PT16H7M13S</meta:editing-duration>
    <meta:document-statistic meta:table-count="2" meta:image-count="0" meta:object-count="0" meta:page-count="3" meta:paragraph-count="29" meta:word-count="34" meta:character-count="732"/>
    <meta:user-defined meta:name="Info 1"/>
    <meta:user-defined meta:name="Info 2"/>
    <meta:user-defined meta:name="Info 3"/>
    <meta:user-defined meta:name="Info 4"/>
  </office:meta>
</office:document-meta>
</file>